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ygroundWithDemoOfUnclonedParametersProblemTest.byCheckingLogEquals( final ImportLogBea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LogBean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groundWithDemoOfUnclonedParametersProblemTest.shouldAlterFinal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Manager.finalizeResume( ImportLogBean importLog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Manager.startImportProcess( int importType , Date 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laygroundWithDemoOfUnclonedParametersProblem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LogBean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portLogBea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ygroundWithDemoOfUnclonedParametersProblem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ygroundWithDemoOfUnclonedParametersProblemTest.shouldIncludeInitial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Manager.createResume( int importTyp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Manager.isOkToImport( int importTyp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LogBean.ImportLogBean( Date currentDate , int im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Manager.ImportManager( ImportLogDao pImportLog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